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f6b9" officeooo:paragraph-rsid="0013f6b9"/>
    </style:style>
    <style:style style:name="P2" style:family="paragraph" style:parent-style-name="Standard">
      <style:text-properties officeooo:rsid="0013f6b9" officeooo:paragraph-rsid="0016ea2a"/>
    </style:style>
    <style:style style:name="P3" style:family="paragraph" style:parent-style-name="Standard">
      <style:text-properties officeooo:rsid="0013f6b9" officeooo:paragraph-rsid="001aaa17"/>
    </style:style>
    <style:style style:name="P4" style:family="paragraph" style:parent-style-name="Standard">
      <style:text-properties officeooo:rsid="0014c34e" officeooo:paragraph-rsid="001aaa17"/>
    </style:style>
    <style:style style:name="P5" style:family="paragraph" style:parent-style-name="Subtitle">
      <style:text-properties officeooo:paragraph-rsid="0021539f"/>
    </style:style>
    <style:style style:name="P6" style:family="paragraph" style:parent-style-name="Preformatted_20_Text">
      <style:text-properties officeooo:rsid="000db20e" officeooo:paragraph-rsid="0021539f"/>
    </style:style>
    <style:style style:name="P7" style:family="paragraph" style:parent-style-name="Preformatted_20_Text">
      <style:paragraph-properties fo:text-align="center" style:justify-single-word="false"/>
      <style:text-properties style:text-underline-style="solid" style:text-underline-width="auto" style:text-underline-color="font-color" officeooo:rsid="000db20e" officeooo:paragraph-rsid="0021539f"/>
    </style:style>
    <style:style style:name="T1" style:family="text">
      <style:text-properties officeooo:rsid="0014c34e"/>
    </style:style>
    <style:style style:name="T2" style:family="text">
      <style:text-properties officeooo:rsid="0016ea2a"/>
    </style:style>
    <style:style style:name="T3" style:family="text">
      <style:text-properties officeooo:rsid="001ba343"/>
    </style:style>
    <style:style style:name="T4" style:family="text">
      <style:text-properties officeooo:rsid="001ce444"/>
    </style:style>
    <style:style style:name="T5" style:family="text">
      <style:text-properties officeooo:rsid="001da1af"/>
    </style:style>
    <style:style style:name="T6" style:family="text">
      <style:text-properties officeooo:rsid="001e3e3b"/>
    </style:style>
    <style:style style:name="T7" style:family="text">
      <style:text-properties officeooo:rsid="001f212f"/>
    </style:style>
    <style:style style:name="T8" style:family="text">
      <style:text-properties officeooo:rsid="000dbe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Main Function Basic Outline</text:p>
      <text:p text:style-name="P6"/>
      <text:p text:style-name="P6">Program is called from command line with optional arguments (-load file or -test).</text:p>
      <text:p text:style-name="P6"><text:tab/>I. -load: file the game is played from the state specified in file.</text:p>
      <text:p text:style-name="P6"><text:tab/>II.-test: the values of each die roll can be specified by the player.</text:p>
      <text:p text:style-name="P6"/>
      <text:p text:style-name="P6">Read number of players, player names, and chars(board pieces) from cin.</text:p>
      <text:p text:style-name="P6"/>
      <text:p text:style-name="P6">Array of player objects is created and stored in a field of the board. (This is detailed in flow chart)</text:p>
      <text:p text:style-name="P6"/>
      <text:p text:style-name="P7">The commands are as follows:</text:p>
      <text:p text:style-name="P6"/>
      <text:p text:style-name="P6"><text:tab/>roll - theBoard-&gt;movePlayer is called. Method first checks if the player is in the Timsline. Method changes the players location pointer and calls the action method on the location pointer<text:tab/>with it's self as an argument</text:p>
      <text:p text:style-name="P6">. The method then calls textDisplay-&gt;notify(the appropriate coordinates and char). The board is then printed.</text:p>
      <text:p text:style-name="P6"></text:p>
      <text:p text:style-name="P6"><text:tab/>trade &lt;name&gt; &lt;give&gt; &lt;receive&gt; - active player offers to trade &lt;give&gt; with &lt;name&gt; in return for &lt;receive&gt;.</text:p>
      <text:p text:style-name="P6"><text:s text:c="2"/>theboard-&gt;trade(current<text:span text:style-name="T8">P</text:span>layer) called.</text:p>
      <text:p text:style-name="P6"><text:tab/></text:p>
      <text:p text:style-name="P6"><text:tab/>improve &lt;property&gt; buy/sell â player-&gt;improve() improve method reads in property name and <text:tab/>checks if player owns. Checks if player can afford improvement if yes calls</text:p>
      <text:p text:style-name="P6"><text:tab/>property-&gt;improve(buy/sell) this method bill/compensates the owner the appropriate amount. Board-&gt;print() is then called from main.</text:p>
      <text:p text:style-name="P6"><text:tab/></text:p>
      <text:p text:style-name="P6"><text:tab/>mortgage &lt;property&gt; - player-&gt;mortgage() called, reads in name of property, checks if it owns <text:tab/>property. If player owns property property-&gt;mortgage() is called this method makes the <text:tab/>property stop charging tuition and compensates the owner.</text:p>
      <text:p text:style-name="P6"></text:p>
      <text:p text:style-name="P6"><text:tab/>unmortgage &lt;property&gt; - player-&gt;unmortgage() called, checks if it owns property bills the <text:tab/>owner the lent money plus ten percent. Makes the property start charging tuition again.</text:p>
      <text:p text:style-name="P6"></text:p>
      <text:p text:style-name="P6"><text:tab/>bankrupt - player-&gt;bankrupt() is called. Checks if player owes more money than has. If yes all <text:tab/><text:tab/>assets are given to play who is owed. Players must immediately pay 10% of the principle when <text:tab/>inheriting a mortgaged property. They may then choose to unmortgage be paying the principle if <text:tab/>not they will have to pay the usual principle plus 10% when unmortgaging later.</text:p>
      <text:p text:style-name="P6"></text:p>
      <text:p text:style-name="P6"><text:tab/>Assets - calls player-&gt;displayAssets(). Does not print if player is deciding how to pay tu<text:span text:style-name="T8">i</text:span>tion</text:p>
      <text:p text:style-name="P6"></text:p>
      <text:p text:style-name="P6"><text:tab/>save - saves the state of the game</text:p>
      <text:p text:style-name="P6"></text:p>
      <text:p text:style-name="P6"><text:tab/>next - if player is not in tims line and has rolled this turn continues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vis Dunn</meta:initial-creator>
    <meta:creation-date>2015-03-25T15:30:04.959499099</meta:creation-date>
    <dc:date>2015-03-26T18:17:09.129173501</dc:date>
    <meta:editing-duration>PT59M32S</meta:editing-duration>
    <meta:editing-cycles>13</meta:editing-cycles>
    <meta:generator>LibreOffice/4.2.3.3$Linux_X86_64 LibreOffice_project/420m0$Build-3</meta:generator>
    <meta:document-statistic meta:table-count="0" meta:image-count="0" meta:object-count="0" meta:page-count="1" meta:paragraph-count="27" meta:word-count="351" meta:character-count="2241" meta:non-whitespace-character-count="1863"/>
  </office:meta>
</office:document-meta>
</file>